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10 16:50   |   <text:a xlink:type="simple" xlink:href="http://palinfo.habago.org/Entry?Command=Information_PrintForum&amp;iPage=1#FORUM37774"><text:span text:style-name="T1">#</text:span></text:a></text:p>
      <text:p text:style-name="P2">卡韓政變 (140)：龜公們到底有完沒完？ <text:line-break/><text:line-break/>陳真 2019. 08. 10. <text:line-break/><text:line-break/><text:line-break/>國民黨之 "權貴習性" 很重，講究血統，姿態很高，向來看不起像韓國瑜和洪秀柱這樣一種與人平起平坐沒有官架子的同志，更不用說一般平民百姓了，絲毫不放在眼裏，不屑與之為伍。 <text:line-break/><text:line-break/>權貴們向來很愛惜 "羽毛"(烏龜有羽毛可愛惜嗎？)，重視形象，身段很高，看到一般人，馬上自覺高人一等，皮笑肉不笑。所謂形象就是他根本不屑跟 "一般人" 為伍，彷彿自貶身價。為什麼呢？因為他自認為是菁英，是權貴，是基因良好的高等物種。 <text:line-break/><text:line-break/>權貴們特別喜歡當官，把官位當成一種好像 "理所當然總該輪到我" 的世襲制度。這樣一個宮廷式政黨，不用人家來消滅，它自己就會土崩瓦解，因為時代不一樣了。 <text:line-break/><text:line-break/>去年，韓國瑜一人救全黨，完成不可能的任務。這下不得了，天下一打下，深宮禁苑裏的龜公太監竟然全跑出來，個個龜頭亂伸，想嚐甜頭。這些自認為菁英的富豪龜公太監們，始終看不起像韓國瑜和洪秀柱那樣一種血統不純正的人。 <text:line-break/><text:line-break/>這大概就是目前的一個基本局面，一堆龜公，每天龜言龜語，龜頭亂伸，嗲來嗲去，實在是讓人有夠受不了。 <text:line-break/><text:line-break/>你看人家洪秀柱，那才真的叫膽識氣魄勇敢無私 (她準備來台南最難選的選區選立委)，龜公們會因此覺得慚愧嗎？當然不會，要不然就不叫做龜公了。 <text:line-break/><text:line-break/>韓國瑜何必去理會這些沒出息的太監人物呢？你理會也沒用啊，因為這些人要的是權勢與利益，胃口是永遠填不滿的；他們整天想的是怎麼陷害你，以便取而代之。 <text:line-break/><text:line-break/>你看，龜 (郭) 陣營講那個什麼龜話！初選期間，買通媒體，買下無數媒體人，聯合民進黨，對韓國瑜百般抹黑，用盡一切陰暗齷齪無中生有的造謠手段，但是現在龜陣營卻說初選期間，郭台銘好天真好單純哦，對韓國瑜如何呵護備至，如何 "精誠所至"，卻遭到不公平對待云云。這種無恥龜話，你聽得下去嗎？它媽的無恥也該有點分寸，真是沒出息到極點。 <text:line-break/><text:line-break/>龜公們應該統統掃進歷史的灰燼，要不就自己縮緊龜頭，不要再出來丟人現眼了。 <text:line-break/><text:line-break/>=============== <text:line-break/>快訊／王金平勸韓國瑜「精誠所至」　劉宥彤：郭台銘真心換了不少閉門羹 <text:line-break/><text:line-break/>記者楊蕓、羅婉庭／台北報導 <text:line-break/><text:line-break/>2019. 08. 08. <text:line-break/><text:line-break/>前立法院長王金平8日建議高雄市長韓國瑜「精誠所至、金石為開」，繼續聯絡鴻海集團創辦人郭台銘。對此，郭台銘核心幕僚劉宥彤8日受訪時表示，王金平說法好像有點反過來，「郭董一心為國，在他人生最後階段提出想為國服務的想法，初選過程中比較天真，對韓市長精誠所至，但也用真心換了不少閉門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